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1" svg:font-family="'Nimbus Sans L'"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T1" style:family="text">
      <style:text-properties style:font-name="Bitstream Vera Sans"/>
    </style:style>
    <style:style style:name="T2"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aph syntax within the labels for vertices and edges</text:p>
      <text:p text:style-name="Standard"/>
      <text:p text:style-name="Standard">Labels</text:p>
      <text:p text:style-name="Standard">A vertex and an edge must be labelled, and the labelling has to follow a special syntax. </text:p>
      <text:p text:style-name="Standard"/>
      <text:p text:style-name="Standard">The first line of the label represents the name of the vertex or edge. The name must follow the syntax of naming methods in java.</text:p>
      <text:p text:style-name="Standard"/>
      <text:p text:style-name="Standard"/>
      <text:p text:style-name="Standard">Complex graphs</text:p>
      <text:p text:style-name="Standard">When a graph becomes complicated, a break-down of a single graph into several graphs can be very useful. Instead of selecting a single graph for the test, a folder used. This folder contains one, or more than one graphs. When the test is run, MBT merges all graphs into one single graph.</text:p>
      <text:p text:style-name="Standard">The merged graph is not written to any file during the test, but stored in memory. However, sometimes it can be useful to inspect the merged graph. Running <text:span text:style-name="T1">org.tigris.mbt.ParseGraphs</text:span> solves that problem.</text:p>
      <text:p text:style-name="Standard"/>
      <text:p text:style-name="Standard">Merging of graphs</text:p>
      <text:p text:style-name="Standard">The folder, which contains the graphs, must have one, and only one mother-graph. The rest of the graphs, are known as sub-graphs. </text:p>
      <text:p text:style-name="Standard">A mother-graph is defined as follows:</text:p>
      <text:list text:style-name="L1">
        <text:list-item>
          <text:p text:style-name="P1">The graph must have one, and only one vertex, named ”Start”.</text:p>
        </text:list-item>
        <text:list-item>
          <text:p text:style-name="P1">There can only be one out-edge from the ”Start” vertex.</text:p>
        </text:list-item>
        <text:list-item>
          <text:p text:style-name="P1">The out-edge from the ”Start” vertex must have a label.</text:p>
        </text:list-item>
        <text:list-item>
          <text:p text:style-name="P1">The name of the mother-graph is equal to the name of the destination vertex of the out-edge from the ”Start”-vertex.<text:line-break/><text:span text:style-name="T2">In the example below, the name of the mother-graph would be ”A”.</text:span></text:p>
        </text:list-item>
      </text:list>
      <text:p text:style-name="Standard"><draw:frame draw:style-name="fr1" draw:name="Frame1" text:anchor-type="paragraph" svg:width="2.8417in" draw:z-index="0"><draw:text-box fo:min-height="1.3563in"><text:p text:style-name="Illustration"><draw:frame draw:style-name="fr2" draw:name="graphics1" text:anchor-type="paragraph" svg:x="0.0016in" svg:y="0.0008in" svg:width="2.8417in" style:rel-width="100%" svg:height="1.3563in" style:rel-height="scale" draw:z-index="1"><draw:image xlink:href="../img/fig%201.png" xlink:type="simple" xlink:show="embed" xlink:actuate="onLoad"/></draw:frame>Illustration <text:sequence text:ref-name="refIllustration0" text:name="Illustration" text:formula="ooow:Illustration+1" style:num-format="1">1</text:sequence>: Example of a mother-graph, with the name ”A”</text:p></draw:text-box></draw:frame></text:p>
      <text:p text:style-name="Standard">A sub-graph is defined as follows:</text:p>
      <text:list text:style-name="L1">
        <text:list-item text:start-value="1">
          <text:p text:style-name="P1">The graph must have one, and only one vertex, named ”Start”.</text:p>
        </text:list-item>
        <text:list-item>
          <text:p text:style-name="P1">There can only be one out-edge from the ”Start” vertex.</text:p>
        </text:list-item>
        <text:list-item>
          <text:p text:style-name="P1">The out-edge from the ”Start” vertex can have no label, or the label must be empty.</text:p>
        </text:list-item>
        <text:list-item>
          <text:p text:style-name="P1">The name of the sub-graph is equal to the name of the destination vertex of the out-edge from the ”Start”-vertex.<text:line-break/><text:span text:style-name="T2">In the example below, the name of the sub-graph would be ”C”.</text:span></text:p>
        </text:list-item>
      </text:list>
      <text:p text:style-name="P2"><draw:frame draw:style-name="fr1" draw:name="Frame2" text:anchor-type="paragraph" svg:width="2.8417in" draw:z-index="2"><draw:text-box fo:min-height="1.3563in"><text:p text:style-name="Illustration"><draw:frame draw:style-name="fr2" draw:name="graphics2" text:anchor-type="paragraph" svg:x="0.0016in" svg:y="0.0008in" svg:width="2.8417in" style:rel-width="100%" svg:height="1.3563in" style:rel-height="scale" draw:z-index="3"><draw:image xlink:href="../img/fig%202.png" xlink:type="simple" xlink:show="embed" xlink:actuate="onLoad"/></draw:frame>Illustration <text:sequence text:ref-name="refIllustration1" text:name="Illustration" text:formula="ooow:Illustration+1" style:num-format="1">2</text:sequence>: Example of a sub-graph, with the name ”C”</text:p></draw:text-box></draw:frame></text:p>
      <text:p text:style-name="Standard"/>
      <text:p text:style-name="Standard">The advantage with mother- and sub-graphs is that it allows complex graphs with repeating patterns of vertices and edges, to be broken down into smaller and re-usable parts. A simple example of a merged graph is illustrated below. It is a merge from Illustration <text:sequence-ref text:reference-format="page" text:ref-name="refIllustration0">1</text:sequence-ref> and <text:sequence-ref text:reference-format="page" text:ref-name="refIllustration1">2</text:sequence-ref>.</text:p>
      <text:p text:style-name="Standard"><draw:frame draw:style-name="fr1" draw:name="Frame3" text:anchor-type="paragraph" svg:width="4.7528in" draw:z-index="4"><draw:text-box fo:min-height="1.772in"><text:p text:style-name="Illustration"><draw:frame draw:style-name="fr2" draw:name="graphics3" text:anchor-type="paragraph" svg:x="0.0016in" svg:y="0.0008in" svg:width="4.7528in" style:rel-width="100%" svg:height="1.772in" style:rel-height="scale" draw:z-index="5"><draw:image xlink:href="../img/fig%203.png" xlink:type="simple" xlink:show="embed" xlink:actuate="onLoad"/></draw:frame>Illustration <text:sequence text:ref-name="refIllustration2" text:name="Illustration" text:formula="ooow:Illustration+1" style:num-format="1">3</text:sequence>: Merged graph from illustration <text:sequence-ref text:reference-format="page" text:ref-name="refIllustration0">1</text:sequence-ref> and <text:sequence-ref text:reference-format="page" text:ref-name="refIllustration1">2</text:sequence-ref></text:p></draw:text-box></draw:frame></text:p>
      <text:p text:style-name="Standard">Keywords</text:p>
      <text:p text:style-name="Standard">In order to facilitate the testing, a set of keywords exists. Keywords are written within the label of a vertex or an edge. They must exist on their own line in the label. For example:</text:p>
      <text:p text:style-name="Standard"><draw:frame draw:style-name="fr1" draw:name="Frame4" text:anchor-type="paragraph" svg:width="3.9508in" draw:z-index="6"><draw:text-box fo:min-height="1.7925in"><text:p text:style-name="Illustration"><draw:frame draw:style-name="fr3" draw:name="graphics4" text:anchor-type="paragraph" svg:x="0.0016in" svg:y="0.0008in" svg:width="3.9508in" style:rel-width="100%" svg:height="1.7925in" style:rel-height="scale" draw:z-index="7"><draw:image xlink:href="../img/fig%204.png" xlink:type="simple" xlink:show="embed" xlink:actuate="onLoad" draw:filter-name="&lt;All formats&gt;"/></draw:frame>Illustration <text:sequence text:ref-name="refIllustration3" text:name="Illustration" text:formula="ooow:Illustration+1" style:num-format="1">4</text:sequence>: Example of a graph with keywords. The kewywords are: weight, NO_MERGE and BLOCKED</text:p></draw:text-box></draw:frame></text:p>
      <text:p text:style-name="Standard"/>
      <text:p text:style-name="Standard">MERGE</text:p>
      <text:p text:style-name="Standard">This key means that the vertex will be merged with all other vertices with the same name, but not replaced by any subgraphs with the same name.</text:p>
      <text:p text:style-name="Standard">This key is only valid for vertices.</text:p>
      <text:p text:style-name="Standard"/>
      <text:p text:style-name="Standard">NO_MERGE</text:p>
      <text:p text:style-name="Standard">This key means that when merging graphs, this specific vertex will not be merged by any other vertex with the same name, or replaced by any subgraphs with the same name.</text:p>
      <text:p text:style-name="Standard">This key is only valid for vertices.</text:p>
      <text:p text:style-name="Standard"/>
      <text:p text:style-name="Standard">BLOCKED</text:p>
      <text:p text:style-name="Standard">This key means that the edge or vertex containing this keyword, will not be considered during the merge.</text:p>
      <text:p text:style-name="Standard">Sometimes it can be useful, to mark vertcies or edges as BLOCKED due to bugs in the system you test. When the bug is removed, the BLOCKED keyword can be removed.</text:p>
      <text:p text:style-name="Standard">This key is valid for both vertices and edges.</text:p>
      <text:p text:style-name="Standard"/>
      <text:p text:style-name="Standard">weight=n.n</text:p>
      <text:p text:style-name="Standard">This keyword gives a probability value of choosing the edge during a test. The keyword must be associated with a real value. A value of 0.05 is the same as 5% chance of going down this road.</text:p>
      <text:p text:style-name="Standard">This key is only valid for edges.</text:p>
      <text:p text:style-name="Standard"/>
      <text:p text:style-name="Standard">if: [state]=[boelean value]</text:p>
      <text:p text:style-name="Standard">This keyword allows for a conditional </text:p>
      <text:p text:style-name="Standard">This key is only valid for edges.</text:p>
      <text:p text:style-name="Standard"/>
      <text:p text:style-name="Standard">state: [variable]=[boelean value]</text:p>
      <text:p text:style-name="Standard">This key is only valid for edges.</text:p>
      <text:p text:style-name="Standard"/>
      <text:p text:style-name="Standard">string: [variable]=[string value]</text:p>
      <text:p text:style-name="Standard">This key is only valid for edges.</text:p>
      <text:p text:style-name="Standard"/>
      <text:p text:style-name="Standard">integer: [variable]=[integer value]</text:p>
      <text:p text:style-name="Standard">This key is only valid for edges.</text:p>
      <text:p text:style-name="Standard"/>
      <text:p text:style-name="Standard">float: [variable]=[float value]</text:p>
      <text:p text:style-name="Standard">This key is only valid for edg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1" svg:font-family="'Nimbus Sans L'"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sv" fo:country="SE" style:font-name-asian="Nimbus Sans L1" style:font-size-asian="12pt" style:language-asian="none" style:country-asian="none" style:font-name-complex="Nimbus Sans 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6-02-15T12:16:17</meta:creation-date>
    <dc:date>2006-02-15T16:51:30</dc:date>
    <dc:language>sv-SE</dc:language>
    <meta:editing-cycles>61</meta:editing-cycles>
    <meta:editing-duration>PT4H35M1S</meta:editing-duration>
    <meta:user-defined meta:name="Info 1"/>
    <meta:user-defined meta:name="Info 2"/>
    <meta:user-defined meta:name="Info 3"/>
    <meta:user-defined meta:name="Info 4"/>
    <meta:document-statistic meta:table-count="0" meta:image-count="4" meta:object-count="0" meta:page-count="3" meta:paragraph-count="50" meta:word-count="689" meta:character-count="3764"/>
  </office:meta>
</office:document-meta>
</file>